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RouteMatcherTests.noDecodingAndNoParamPar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RouteMatcherTests.matchRoute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RouteMatcherTests.separatorOnlyDe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RouteMatcherTests.match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